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4" style:data-style-name="N0">14</text:variable-set>: Covalent Bonds</text:p>
      <text:p text:style-name="P1"/>
      <text:p text:style-name="P3">1. What are the three main types of chemical bonds? <text:s/>Describe each one in terms of the elements that are needed to make the bond.</text:p>
      <text:p text:style-name="P3"/>
      <text:p text:style-name="P3"/>
      <text:p text:style-name="P3"/>
      <text:p text:style-name="P3">2. What are some of the physical properties that arise from covalent bonds? <text:s/></text:p>
      <text:p text:style-name="P3"/>
      <text:p text:style-name="P3"/>
      <text:p text:style-name="P3"/>
      <text:p text:style-name="P3">3. Identify the type of bonds that are present in each of the following:</text:p>
      <text:p text:style-name="P3"/>
      <text:p text:style-name="P3"><text:tab/>a. Calcium Carbonide<text:tab/><text:tab/><text:tab/>b. Strontium Chloride<text:tab/><text:tab/><text:tab/>c. Carbon Monoxide</text:p>
      <text:p text:style-name="P3"/>
      <text:p text:style-name="P3"/>
      <text:p text:style-name="P3"><text:tab/>d. Sulfur Tetrachloride<text:tab/><text:tab/>e. Iron<text:tab/><text:tab/><text:tab/><text:tab/><text:tab/>f. Lithium Fluoride</text:p>
      <text:p text:style-name="P3"/>
      <text:p text:style-name="P3"/>
      <text:p text:style-name="P3"><text:tab/>g. Bronze<text:tab/><text:tab/><text:tab/><text:tab/>h. Carbon octanitride<text:tab/><text:tab/><text:tab/>i. Water</text:p>
      <text:p text:style-name="P3"/>
      <text:p text:style-name="P3"/>
      <text:p text:style-name="P3"><text:tab/>j. Sodium Phosphide<text:tab/><text:tab/><text:tab/>k. Trihydrogen dichloride<text:tab/><text:tab/>l. Iron (II) Oxide</text:p>
      <text:p text:style-name="P3"/>
      <text:p text:style-name="P3"/>
      <text:p text:style-name="P3"/>
      <text:p text:style-name="P3">4. Write formulas for the following compounds:</text:p>
      <text:p text:style-name="P3"><text:tab/>a. Carbon Dioxide<text:tab/><text:tab/><text:tab/>b. Carbon Monoxide<text:tab/><text:tab/><text:tab/>c. Silicon Dioxide</text:p>
      <text:p text:style-name="P3"/>
      <text:p text:style-name="P3"/>
      <text:p text:style-name="P3"/>
      <text:p text:style-name="P3"><text:tab/>d. Sulfur Tetrachloride<text:tab/><text:tab/>e. Diboron Trioxide<text:tab/><text:tab/><text:tab/>f. Sulfur pentachloride</text:p>
      <text:p text:style-name="P3"/>
      <text:p text:style-name="P3"/>
      <text:p text:style-name="P3"/>
      <text:p text:style-name="P3"><text:tab/>g. Diphosphorous Pentoxide<text:tab/><text:tab/>h. Nitrogen trihydride<text:tab/><text:tab/><text:tab/>i. Iodine Pentafluoride</text:p>
      <text:p text:style-name="P3"><text:tab/><text:tab/><text:tab/><text:tab/><text:tab/><text:tab/> <text:s text:c="3"/>(aka: Ammonia)<text:tab/><text:tab/><text:tab/></text:p>
      <text:p text:style-name="P3"/>
      <text:p text:style-name="P3"/>
      <text:p text:style-name="P3"><text:tab/>j. Carbon Trihydride<text:tab/><text:tab/><text:tab/>k. Hydrogen Chloride<text:tab/><text:tab/><text:tab/>l. Selenium Bromide</text:p>
      <text:p text:style-name="P3"><text:tab/> <text:s text:c="4"/>(aka Methane) </text:p>
      <text:p text:style-name="P3"/>
      <text:p text:style-name="P3"/>
      <text:p text:style-name="P3"><text:tab/>m. Arsenic heptaphosphide<text:tab/><text:tab/>n. Hydrogen fluoride<text:tab/><text:tab/><text:tab/>m. Sulfur Dioxide</text:p>
      <text:p text:style-name="P3"><text:soft-page-break/>4. Write the names of the following covalent compounds:</text:p>
      <text:p text:style-name="P3"><text:tab/>a. P<text:span text:style-name="T3">4</text:span>S<text:span text:style-name="T3">5</text:span><text:tab/><text:tab/><text:tab/><text:tab/><text:tab/>b. SeF<text:span text:style-name="T3">6</text:span><text:tab/><text:tab/><text:tab/><text:tab/><text:tab/>c. Si<text:span text:style-name="T3">2</text:span>Br<text:span text:style-name="T3">6</text:span></text:p>
      <text:p text:style-name="P3"><text:span text:style-name="T3"/></text:p>
      <text:p text:style-name="P3"/>
      <text:p text:style-name="P3"/>
      <text:p text:style-name="P3"><text:tab/>d. CH<text:span text:style-name="T3">4</text:span><text:tab/><text:tab/><text:tab/><text:tab/><text:tab/>e. SCl<text:span text:style-name="T3">4</text:span><text:tab/><text:tab/><text:tab/><text:tab/><text:tab/>f. B<text:span text:style-name="T3">2</text:span>Si</text:p>
      <text:p text:style-name="P3"/>
      <text:p text:style-name="P3"/>
      <text:p text:style-name="P3"/>
      <text:p text:style-name="P3"><text:tab/>g. NF<text:span text:style-name="T3">3<text:tab/></text:span><text:tab/><text:tab/><text:tab/><text:tab/>h. N<text:span text:style-name="T3">2</text:span>O<text:tab/><text:tab/><text:tab/><text:tab/><text:tab/>i. HBr</text:p>
      <text:p text:style-name="P3"/>
      <text:p text:style-name="P3"/>
      <text:p text:style-name="P3"/>
      <text:p text:style-name="P3"><text:tab/>j. ICl<text:span text:style-name="T3">4</text:span><text:tab/><text:tab/><text:tab/><text:tab/><text:tab/>k. H<text:span text:style-name="T3">2</text:span>O<text:span text:style-name="T3">2</text:span><text:tab/><text:tab/><text:tab/><text:tab/>l. C<text:span text:style-name="T3">5</text:span>H<text:span text:style-name="T3">10</text:span></text:p>
      <text:p text:style-name="P3"><text:span text:style-name="T3"/></text:p>
      <text:p text:style-name="P3"/>
      <text:p text:style-name="P3"/>
      <text:p text:style-name="P3"><text:tab/>m. B<text:span text:style-name="T3">8</text:span>N<text:span text:style-name="T3">4</text:span><text:tab/><text:tab/><text:tab/><text:tab/>n. H<text:span text:style-name="T3">2</text:span>P<text:span text:style-name="T3">6</text:span><text:tab/><text:tab/><text:tab/><text:tab/><text:tab/>o. Si<text:span text:style-name="T3">3</text:span>O<text:span text:style-name="T3">7</text:span></text:p>
      <text:p text:style-name="P3"><text:span text:style-name="T3"/></text:p>
      <text:p text:style-name="P3"/>
      <text:p text:style-name="P3">5. Find the molar mass of each of the following:</text:p>
      <text:p text:style-name="P3"><text:tab/>a. Carbon Monoxide<text:tab/><text:tab/><text:tab/>b. Water<text:tab/><text:tab/><text:tab/><text:tab/>c. Methane</text:p>
      <text:p text:style-name="P3"/>
      <text:p text:style-name="P3"/>
      <text:p text:style-name="P3"/>
      <text:p text:style-name="P3"/>
      <text:p text:style-name="P3"/>
      <text:p text:style-name="P3"><text:tab/>d. Ammonia<text:tab/><text:tab/><text:tab/><text:tab/>e. Iodine Hexabromide<text:tab/><text:tab/>f. Hydrogen Iodide</text:p>
      <text:p text:style-name="P3"/>
      <text:p text:style-name="P3"/>
      <text:p text:style-name="P3"/>
      <text:p text:style-name="P3"/>
      <text:p text:style-name="P3"/>
      <text:p text:style-name="P3"><text:tab/>g. Pentaboron trisilicate<text:tab/><text:tab/>h. Dinitrogen Dioxide<text:tab/><text:tab/><text:tab/>i. Silicon Dioxide</text:p>
      <text:p text:style-name="P3"/>
      <text:p text:style-name="P3"/>
      <text:p text:style-name="P3"/>
      <text:p text:style-name="P3"/>
      <text:p text:style-name="P3"/>
      <text:p text:style-name="P3"><text:tab/>j. Trinitrogen Heptahydride<text:tab/><text:tab/>k. Pentanitrogen tetrasilicide<text:tab/><text:tab/>l. Hydrogen Chlorid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23T20:45:25.62" text:fixed="true">10/23/08</text:date></text:p>
      </style:header>
      <style:footer>
        <text:p text:style-name="Footer">1<text:span text:style-name="T2">st</text:span> 9 Weeks<text:tab/><text:page-number text:select-page="current">1</text:page-number>/<text:page-count>2</text:page-count><text:tab/>Assignment <text:variable-get text:name="assignmentnumber" office:value-type="float" style:data-style-name="N0">1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23T20:45:25</meta:creation-date>
    <dc:creator>Jonas Williamson</dc:creator>
    <dc:date>2008-10-24T21:05:28</dc:date>
    <meta:printed-by>Jonas Williamson</meta:printed-by>
    <meta:print-date>2008-10-23T21:21:27</meta:print-date>
    <meta:editing-cycles>5</meta:editing-cycles>
    <meta:editing-duration>P1DT0H20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9" meta:word-count="232" meta:character-count="1539"/>
  </office:meta>
</office:document-meta>
</file>